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363" officeooo:paragraph-rsid="001de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d it work?</text:p>
      <text:p text:style-name="P1"/>
      <text:p text:style-name="P1">No,i need help <text:s text:c="2"/>or <text:s/>yes,it’s working.</text:p>
      <text:p text:style-name="P1"/>
      <text:p text:style-name="P1"/>
      <text:p text:style-name="P1">Is anyone there?</text:p>
      <text:p text:style-name="P1"/>
      <text:p text:style-name="P1">Yes, How may i help you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23:09:54.349321551</meta:creation-date>
    <dc:date>2022-04-10T23:12:02.392388925</dc:date>
    <meta:editing-duration>PT2M14S</meta:editing-duration>
    <meta:editing-cycles>1</meta:editing-cycles>
    <meta:document-statistic meta:table-count="0" meta:image-count="0" meta:object-count="0" meta:page-count="1" meta:paragraph-count="4" meta:word-count="18" meta:character-count="90" meta:non-whitespace-character-count="73"/>
    <meta:generator>LibreOffice/6.4.7.2$Linux_X86_64 LibreOffice_project/40$Build-2</meta:generator>
  </office:meta>
</office:document-meta>
</file>